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ecb" officeooo:paragraph-rsid="00003ecb"/>
    </style:style>
    <style:style style:name="P2" style:family="paragraph" style:parent-style-name="Standard" style:list-style-name="L1">
      <style:text-properties officeooo:rsid="00003ecb" officeooo:paragraph-rsid="00003ecb"/>
    </style:style>
    <style:style style:name="P3" style:family="paragraph" style:parent-style-name="Standard">
      <style:text-properties officeooo:rsid="00003ecb" officeooo:paragraph-rsid="00010e40"/>
    </style:style>
    <style:style style:name="P4" style:family="paragraph" style:parent-style-name="Standard">
      <style:text-properties officeooo:rsid="00003ecb" officeooo:paragraph-rsid="00003ecb" fo:background-color="#99ff33"/>
    </style:style>
    <style:style style:name="P5" style:family="paragraph" style:parent-style-name="Standard">
      <style:text-properties officeooo:rsid="00003ecb" officeooo:paragraph-rsid="00010e40" fo:background-color="#99ff33"/>
    </style:style>
    <style:style style:name="P6" style:family="paragraph" style:parent-style-name="Standard">
      <style:text-properties officeooo:rsid="00003ecb" officeooo:paragraph-rsid="00003ecb" fo:background-color="transparent"/>
    </style:style>
    <style:style style:name="P7" style:family="paragraph" style:parent-style-name="Standard" style:list-style-name="L1">
      <style:text-properties fo:font-weight="bold" officeooo:rsid="00003ecb" officeooo:paragraph-rsid="00003ecb" style:font-weight-asian="bold" style:font-weight-complex="bold"/>
    </style:style>
    <style:style style:name="P8" style:family="paragraph" style:parent-style-name="Standard">
      <style:text-properties officeooo:rsid="00003ecb" officeooo:paragraph-rsid="00010e40" fo:background-color="#ffff00"/>
    </style:style>
    <style:style style:name="P9" style:family="paragraph" style:parent-style-name="Standard">
      <style:text-properties fo:font-weight="normal" officeooo:rsid="00003ecb" officeooo:paragraph-rsid="00010e40" style:font-weight-asian="normal" style:font-weight-complex="normal"/>
    </style:style>
    <style:style style:name="P10" style:family="paragraph" style:parent-style-name="Standard">
      <style:text-properties fo:font-weight="normal" officeooo:rsid="00003ecb" officeooo:paragraph-rsid="00010e40" fo:background-color="#99ff33" style:font-weight-asian="normal" style:font-weight-complex="normal"/>
    </style:style>
    <style:style style:name="P11" style:family="paragraph" style:parent-style-name="Standard">
      <style:text-properties fo:font-weight="normal" officeooo:rsid="00003ecb" officeooo:paragraph-rsid="00010e40" fo:background-color="transparent" style:font-weight-asian="normal" style:font-weight-complex="normal"/>
    </style:style>
    <style:style style:name="P12" style:family="paragraph" style:parent-style-name="Standard">
      <style:text-properties fo:color="#ff0000" fo:font-weight="normal" officeooo:rsid="00003ecb" officeooo:paragraph-rsid="00003ecb" style:font-weight-asian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#99ff33" loext:char-shading-value="0"/>
    </style:style>
    <style:style style:name="T6" style:family="text">
      <style:text-properties fo:background-color="#99ff33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#ffff66" loext:char-shading-value="0"/>
    </style:style>
    <style:style style:name="T10" style:family="text">
      <style:text-properties fo:background-color="#ffff66" loext:char-shading-value="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29854813711095518" text:style-name="L1">
        <text:list-item>
          <text:p text:style-name="P2"><text:span text:style-name="T3">Накатить бэкап базы</text:span> </text:p>
        </text:list-item>
      </text:list>
      <text:p text:style-name="P1">lyudmila@lyudmila-Lenovo-IdeaPad-Z500:~/Learning/bsa2018/mongodb$ <text:span text:style-name="T2">mongoimport --db hometaskDB --file users.json</text:span></text:p>
      <text:p text:style-name="P4">connected to: 127.0.0.1</text:p>
      <text:p text:style-name="P4">no collection specified!</text:p>
      <text:p text:style-name="P4">using filename 'users' as collection.</text:p>
      <text:p text:style-name="P4">2018-05-13T18:14:32.856+0300 check 9 844</text:p>
      <text:p text:style-name="P4">2018-05-13T18:14:32.856+0300 imported 844 objects</text:p>
      <text:p text:style-name="P4"/>
      <text:p text:style-name="P1">&gt; show dbs</text:p>
      <text:p text:style-name="P1">admin <text:s text:c="6"/>(empty)</text:p>
      <text:p text:style-name="P1">hometaskDB <text:s/>0.078GB</text:p>
      <text:p text:style-name="P1">local <text:s text:c="6"/>0.078GB</text:p>
      <text:p text:style-name="P1"/>
      <text:p text:style-name="P1">&gt; db.users.count()</text:p>
      <text:p text:style-name="P6">844</text:p>
      <text:p text:style-name="P6"/>
      <text:list xml:id="list142709139043652" text:continue-numbering="true" text:style-name="L1">
        <text:list-item>
          <text:p text:style-name="P7">Найти средний возраст людей в системе</text:p>
        </text:list-item>
      </text:list>
      <text:p text:style-name="P1">&gt; <text:span text:style-name="T2">db.users.aggregate([{$group:{_id : null, avgQuantity : { $avg: "$age"}}}])</text:span></text:p>
      <text:p text:style-name="P4">{ "_id" : null, "avgQuantity" : 30.38862559241706 }</text:p>
      <text:p text:style-name="P4"/>
      <text:list xml:id="list142708684558851" text:continue-numbering="true" text:style-name="L1">
        <text:list-item>
          <text:p text:style-name="P7">Найти средний возраст в штате Аляска</text:p>
        </text:list-item>
      </text:list>
      <text:p text:style-name="P1">&gt; db.users.find({address:{$regex:/.*Alaska.*/}})</text:p>
      <text:p text:style-name="P1"/>
      <text:p text:style-name="P1">&gt; <text:span text:style-name="T2">db.users.aggregate({$match:{address:{$regex:/.*Alaska.*/}}},{$group:{_id:null,avgQuantity: { $avg: "$age"}}})</text:span></text:p>
      <text:p text:style-name="P4">{ "_id" : null, "avgQuantity" : 31.5 }</text:p>
      <text:p text:style-name="P4"/>
      <text:list xml:id="list142709094965213" text:continue-numbering="true" text:style-name="L1">
        <text:list-item>
          <text:p text:style-name="P7">Начиная от Math.ceil(avg + avg_alaska) найти первого человека с другом по имени Деннис</text:p>
        </text:list-item>
      </text:list>
      <text:p text:style-name="P1">&gt; db.users.find({"friends.name":{$regex:/.* Dennis.*/}}).count()</text:p>
      <text:p text:style-name="P1">3</text:p>
      <text:p text:style-name="P1"/>
      <text:p text:style-name="P1">&gt; <text:span text:style-name="T2">db.users.find({$and:[{age:{$gt:32}},{"friends.name":{$regex:/. Dennis.*/}}]},{_id:1,name:1,age:1,friends:1,address:1}).pretty()</text:span></text:p>
      <text:p text:style-name="P4">{</text:p>
      <text:p text:style-name="P4"><text:tab/>"_id" : ObjectId("5adf3c1544abaca147cdd382"),</text:p>
      <text:p text:style-name="P4"><text:tab/>"age" : 36,</text:p>
      <text:p text:style-name="P4"><text:tab/>"name" : "Campos House",</text:p>
      <text:p text:style-name="P4"><text:tab/>"address" : "525 Irving Street, Strong, Maine, 1856",</text:p>
      <text:p text:style-name="P4"><text:tab/>"friends" : [</text:p>
      <text:p text:style-name="P4"><text:tab/><text:tab/>{</text:p>
      <text:p text:style-name="P4"><text:tab/><text:tab/><text:tab/>"id" : 0,</text:p>
      <text:p text:style-name="P4"><text:tab/><text:tab/><text:tab/>"name" : "Leonor Blevins"</text:p>
      <text:p text:style-name="P4"><text:tab/><text:tab/>},</text:p>
      <text:p text:style-name="P4"><text:tab/><text:tab/>{</text:p>
      <text:p text:style-name="P4"><text:tab/><text:tab/><text:tab/>"id" : 1,</text:p>
      <text:p text:style-name="P4"><text:tab/><text:tab/><text:tab/>"name" : "Boyle Dennis"</text:p>
      <text:p text:style-name="P4"><text:tab/><text:tab/>},</text:p>
      <text:p text:style-name="P4"><text:tab/><text:tab/>{</text:p>
      <text:p text:style-name="P4"><text:tab/><text:tab/><text:tab/>"id" : 2,</text:p>
      <text:p text:style-name="P4"><text:tab/><text:tab/><text:tab/>"name" : "Sybil Walton"</text:p>
      <text:p text:style-name="P4"><text:soft-page-break/><text:tab/><text:tab/>}</text:p>
      <text:p text:style-name="P4"><text:tab/>]</text:p>
      <text:p text:style-name="P4">}</text:p>
      <text:p text:style-name="P1"/>
      <text:p text:style-name="P1">или </text:p>
      <text:p text:style-name="P1"/>
      <text:p text:style-name="P1">&gt;<text:span text:style-name="T2"> db.users.aggregate({$match:{$and:[{age:{$lt:62}},{"friends.name":{$regex:/. Dennis.*/}}]}},{$limit:1}).pretty()</text:span></text:p>
      <text:p text:style-name="P1"/>
      <text:p text:style-name="P12">В базе люди младше 40 лет. А Math.ceil(avg + avg_alaska) = Math.ceil(30.38862559241706 + 31,5) = 62. Что значит найти первого человека, искать вниз первого попавшего в запрос по {$limit:1}?</text:p>
      <text:p text:style-name="P12"/>
      <text:list xml:id="list142708745803163" text:continue-numbering="true" text:style-name="L1">
        <text:list-item>
          <text:p text:style-name="P7">Найти людей из того же штата, что и предыдущий человек</text:p>
        </text:list-item>
      </text:list>
      <text:p text:style-name="P3">&gt; db.users.find({address:{$regex:/.*Maine.*/}}).count();</text:p>
      <text:p text:style-name="P3">14</text:p>
      <text:p text:style-name="P3"/>
      <text:p text:style-name="P3"/>
      <text:p text:style-name="P8">&gt; db.users.find({address:{$regex:/.*Maine.*/}},{_id:1,name:1,age:1,address:1}).pretty()</text:p>
      <text:p text:style-name="P5">{</text:p>
      <text:p text:style-name="P5"><text:tab/>"_id" : ObjectId("5adf3c1544abaca147cdd382"),</text:p>
      <text:p text:style-name="P5"><text:tab/>"age" : 36,</text:p>
      <text:p text:style-name="P5"><text:tab/>"name" : "Campos House",</text:p>
      <text:p text:style-name="P5"><text:tab/>"address" : "525 Irving Street, Strong, Maine, 1856"</text:p>
      <text:p text:style-name="P5">}</text:p>
      <text:p text:style-name="P5">{</text:p>
      <text:p text:style-name="P5"><text:tab/>"_id" : ObjectId("5adf3c1544abaca147cdd3bd"),</text:p>
      <text:p text:style-name="P5"><text:tab/>"age" : 28,</text:p>
      <text:p text:style-name="P5"><text:tab/>"name" : "Galloway Mckay",</text:p>
      <text:p text:style-name="P5"><text:tab/>"address" : "441 Livingston Street, Rosine, Maine, 4877"</text:p>
      <text:p text:style-name="P5">}</text:p>
      <text:p text:style-name="P5">{</text:p>
      <text:p text:style-name="P5"><text:tab/>"_id" : ObjectId("5adf3c1544abaca147cdd3f8"),</text:p>
      <text:p text:style-name="P5"><text:tab/>"age" : 28,</text:p>
      <text:p text:style-name="P5"><text:tab/>"name" : "Richard Lancaster",</text:p>
      <text:p text:style-name="P5"><text:tab/>"address" : "761 Russell Street, Volta, Maine, 8636"</text:p>
      <text:p text:style-name="P5">}</text:p>
      <text:p text:style-name="P5">{</text:p>
      <text:p text:style-name="P5"><text:tab/>"_id" : ObjectId("5adf3c1544abaca147cdd442"),</text:p>
      <text:p text:style-name="P5"><text:tab/>"age" : 22,</text:p>
      <text:p text:style-name="P5"><text:tab/>"name" : "Whitfield Yates",</text:p>
      <text:p text:style-name="P5"><text:tab/>"address" : "711 Farragut Place, Steinhatchee, Maine, 2101"</text:p>
      <text:p text:style-name="P5">}</text:p>
      <text:p text:style-name="P5">{</text:p>
      <text:p text:style-name="P5"><text:tab/>"_id" : ObjectId("5adf3c1544abaca147cdd46b"),</text:p>
      <text:p text:style-name="P5"><text:tab/>"age" : 25,</text:p>
      <text:p text:style-name="P5"><text:tab/>"name" : "Jimenez Kirk",</text:p>
      <text:p text:style-name="P5"><text:tab/>"address" : "516 Conover Street, Takilma, Maine, 3150"</text:p>
      <text:p text:style-name="P5">}</text:p>
      <text:p text:style-name="P5">{</text:p>
      <text:p text:style-name="P5"><text:tab/>"_id" : ObjectId("5adf3c1544abaca147cdd4a2"),</text:p>
      <text:p text:style-name="P5"><text:tab/>"age" : 22,</text:p>
      <text:p text:style-name="P5"><text:soft-page-break/><text:tab/>"name" : "Jodi Mcpherson",</text:p>
      <text:p text:style-name="P5"><text:tab/>"address" : "610 Estate Road, Wells, Maine, 3095"</text:p>
      <text:p text:style-name="P5">}</text:p>
      <text:p text:style-name="P5">{</text:p>
      <text:p text:style-name="P5"><text:tab/>"_id" : ObjectId("5adf3c1544abaca147cdd4dc"),</text:p>
      <text:p text:style-name="P5"><text:tab/>"age" : 39,</text:p>
      <text:p text:style-name="P5"><text:tab/>"name" : "Concetta Neal",</text:p>
      <text:p text:style-name="P5"><text:tab/>"address" : "415 Osborn Street, Cavalero, Maine, 5113"</text:p>
      <text:p text:style-name="P5">}</text:p>
      <text:p text:style-name="P5">{</text:p>
      <text:p text:style-name="P5"><text:tab/>"_id" : ObjectId("5adf3c1544abaca147cdd516"),</text:p>
      <text:p text:style-name="P5"><text:tab/>"age" : 30,</text:p>
      <text:p text:style-name="P5"><text:tab/>"name" : "Cristina Hopper",</text:p>
      <text:p text:style-name="P5"><text:tab/>"address" : "987 Huron Street, Vernon, Maine, 3063"</text:p>
      <text:p text:style-name="P5">}</text:p>
      <text:p text:style-name="P5">{</text:p>
      <text:p text:style-name="P5"><text:tab/>"_id" : ObjectId("5adf3c1544abaca147cdd550"),</text:p>
      <text:p text:style-name="P5"><text:tab/>"age" : 23,</text:p>
      <text:p text:style-name="P5"><text:tab/>"name" : "Rosalyn Solomon",</text:p>
      <text:p text:style-name="P5"><text:tab/>"address" : "223 Gerald Court, Harleigh, Maine, 9447"</text:p>
      <text:p text:style-name="P5">}</text:p>
      <text:p text:style-name="P5">{</text:p>
      <text:p text:style-name="P5"><text:tab/>"_id" : ObjectId("5adf3c1544abaca147cdd58a"),</text:p>
      <text:p text:style-name="P5"><text:tab/>"age" : 21,</text:p>
      <text:p text:style-name="P5"><text:tab/>"name" : "Mcbride Butler",</text:p>
      <text:p text:style-name="P5"><text:tab/>"address" : "461 Cozine Avenue, Devon, Maine, 2535"</text:p>
      <text:p text:style-name="P5">}</text:p>
      <text:p text:style-name="P5">{</text:p>
      <text:p text:style-name="P5"><text:tab/>"_id" : ObjectId("5adf3c1544abaca147cdd5c7"),</text:p>
      <text:p text:style-name="P5"><text:tab/>"age" : 37,</text:p>
      <text:p text:style-name="P5"><text:tab/>"name" : "Gaines Wheeler",</text:p>
      <text:p text:style-name="P5"><text:tab/>"address" : "976 Bartlett Street, Glendale, Maine, 369"</text:p>
      <text:p text:style-name="P5">}</text:p>
      <text:p text:style-name="P5">{</text:p>
      <text:p text:style-name="P5"><text:tab/>"_id" : ObjectId("5adf3c1544abaca147cdd5ff"),</text:p>
      <text:p text:style-name="P5"><text:tab/>"age" : 33,</text:p>
      <text:p text:style-name="P5"><text:tab/>"name" : "Lucia Short",</text:p>
      <text:p text:style-name="P5"><text:tab/>"address" : "527 Dewey Place, Elrama, Maine, 4262"</text:p>
      <text:p text:style-name="P5">}</text:p>
      <text:p text:style-name="P5">{</text:p>
      <text:p text:style-name="P5"><text:tab/>"_id" : ObjectId("5adf3c1544abaca147cdd63a"),</text:p>
      <text:p text:style-name="P5"><text:tab/>"age" : 28,</text:p>
      <text:p text:style-name="P5"><text:tab/>"name" : "Brandi Griffin",</text:p>
      <text:p text:style-name="P5"><text:tab/>"address" : "212 Lefferts Avenue, Bancroft, Maine, 4346"</text:p>
      <text:p text:style-name="P5">}</text:p>
      <text:p text:style-name="P5">{</text:p>
      <text:p text:style-name="P5"><text:tab/>"_id" : ObjectId("5adf3c1544abaca147cdd672"),</text:p>
      <text:p text:style-name="P5"><text:tab/>"age" : 34,</text:p>
      <text:p text:style-name="P5"><text:tab/>"name" : "Carrillo Watkins",</text:p>
      <text:p text:style-name="P5"><text:tab/>"address" : "931 Trucklemans Lane, Reno, Maine, 9757"</text:p>
      <text:p text:style-name="P5">}</text:p>
      <text:p text:style-name="P3"/>
      <text:p text:style-name="P3"><text:soft-page-break/><text:s/>-<text:span text:style-name="T3"> Посмотреть какой фрукт любят больше всего в этом штате (аггрегация)</text:span></text:p>
      <text:p text:style-name="P3">&gt; <text:span text:style-name="T2">db.users.aggregate([{ "$match": {address:{$regex:/.*Maine.*/}}},{ "$group": {"_id": {"favouriteFruit":"$favoriteFruit"},"count": { "$sum": 1 }}}])</text:span></text:p>
      <text:p text:style-name="P5">{ "_id" : { "favouriteFruit" : "apple" }, "count" : 6 }</text:p>
      <text:p text:style-name="P3"><text:span text:style-name="T6">{ "_id" : { "favouriteFruit" : "strawberry" }, "count" : 3 }</text:span></text:p>
      <text:p text:style-name="P10">{ "_id" : { "favouriteFruit" : "banana" }, "count" : 5 }</text:p>
      <text:list xml:id="list142709017130920" text:continue-numbering="true" text:style-name="L1">
        <text:list-header>
          <text:p text:style-name="P7"/>
        </text:list-header>
        <text:list-item>
          <text:p text:style-name="P7">Найти саммого раннего зарегистрировавшегося пользователя с таким любимым фруктом</text:p>
        </text:list-item>
      </text:list>
      <text:p text:style-name="P3">&gt; db.users.find({favoriteFruit:{$regex:/apple/}},{_id:null, name:1, favoriteFruit:1, age:1, registered:1}).pretty()</text:p>
      <text:p text:style-name="P3"/>
      <text:p text:style-name="P8"><text:span text:style-name="T7">&gt; db.users.aggregate([{$group:{_id:'$favoriteFruit', firstRegistered: { $min: "$registered" }}}])</text:span></text:p>
      <text:p text:style-name="P3">{ "_id" : "banana", "firstRegistered" : "2014-01-01T12:56:22 -02:00" }</text:p>
      <text:p text:style-name="P3">{ "_id" : "strawberry", "firstRegistered" : "2014-01-02T02:39:51 -02:00" }</text:p>
      <text:p text:style-name="P3">{ "_id" : "apple", "firstRegistered" : "2014-01-02T10:16:56 -02:00" }</text:p>
      <text:p text:style-name="P3"/>
      <text:p text:style-name="P8"><text:span text:style-name="T7">&gt; </text:span>db.users.aggregate([{$match:{favoriteFruit:{$regex:/apple/}}},{$group:{_id:'$favoriteFruit', firstRegistered: { $min: "$registered" }}},{_id:1,name:1,age:1,favoriteFruit:1,registered:1}])</text:p>
      <text:p text:style-name="P3"><text:span text:style-name="T6">{ "_id" : "apple", "firstRegistered" : "2014-01-02T10:16:56 -02:00" }</text:span></text:p>
      <text:p text:style-name="P3"/>
      <text:p text:style-name="P3"/>
      <text:p text:style-name="P3"><text:span text:style-name="T8">&gt; </text:span><text:span text:style-name="T2">db.users.find({favoriteFruit:{$regex:/apple/}, registered: { $eq: "2014-01-02T10:16:56</text:span> <text:span text:style-name="T2">-02:00"}},{_id:1, name:1, favoriteFruit:1, age:1, registered:1}).pretty()</text:span></text:p>
      <text:p text:style-name="P5">{</text:p>
      <text:p text:style-name="P5"><text:tab/>"_id" : ObjectId("5adf3c1544abaca147cdd568"),</text:p>
      <text:p text:style-name="P5"><text:tab/>"age" : 37,</text:p>
      <text:p text:style-name="P5"><text:tab/>"name" : "Magdalena Compton",</text:p>
      <text:p text:style-name="P5"><text:tab/>"registered" : "2014-01-02T10:16:56 -02:00",</text:p>
      <text:p text:style-name="P5"><text:tab/>"favoriteFruit" : "apple"</text:p>
      <text:p text:style-name="P10">}</text:p>
      <text:p text:style-name="P10"/>
      <text:list xml:id="list142708448358130" text:continue-numbering="true" text:style-name="L1">
        <text:list-item>
          <text:p text:style-name="P7">Добавить этому пользовелю свойтво: { features: 'first apple eater' }</text:p>
        </text:list-item>
      </text:list>
      <text:p text:style-name="P9">&gt; <text:span text:style-name="T2">db.users.update({_id:ObjectId("5adf3c1544abaca147cdd568")},{$set:{features:'first apple eater'}},{upsert:1})</text:span></text:p>
      <text:p text:style-name="P10">WriteResult({ "nMatched" : 1, "nUpserted" : 0, "nModified" : 1 })</text:p>
      <text:p text:style-name="P10"/>
      <text:p text:style-name="P3">&gt; db.users.find({favoriteFruit:{$regex:/apple/}, registered: { $eq: "2014-01-02T10:16:56 -02:00"}},{_id:1, name:1, features:1}).pretty()</text:p>
      <text:p text:style-name="P3">{</text:p>
      <text:p text:style-name="P3"><text:tab/>"_id" : ObjectId("5adf3c1544abaca147cdd568"),</text:p>
      <text:p text:style-name="P3"><text:tab/>"name" : "Magdalena Compton",</text:p>
      <text:p text:style-name="P3"><text:tab/>"features" : "first apple eater"</text:p>
      <text:p text:style-name="P11">}</text:p>
      <text:p text:style-name="P10"/>
      <text:list xml:id="list142709767839817" text:continue-numbering="true" text:style-name="L1">
        <text:list-item>
          <text:p text:style-name="P7">Удалить всех любителей клубники (написать количество удаленных пользователей)</text:p>
        </text:list-item>
      </text:list>
      <text:p text:style-name="P3">&gt; db.users.find({favoriteFruit:{$eq:"strawberry"}}).count()</text:p>
      <text:p text:style-name="P3">253</text:p>
      <text:p text:style-name="P3"/>
      <text:p text:style-name="P3">&gt; <text:span text:style-name="T2">db.users.remove({favoriteFruit:{$eq:"strawberry"}})</text:span></text:p>
      <text:p text:style-name="P5">WriteResult({ "nRemoved" : 253 })</text:p>
      <text:p text:style-name="P3"><text:soft-page-break/></text:p>
      <text:p text:style-name="P3">&gt; db.users.find({favoriteFruit:{$eq:"strawberry"}}).count()</text:p>
      <text:p text:style-name="P3">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04:21.912824715</meta:creation-date>
    <dc:date>2018-05-14T14:27:07.944197025</dc:date>
    <meta:editing-duration>PT1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72" meta:word-count="715" meta:character-count="6108" meta:non-whitespace-character-count="5459"/>
  </office:meta>
</office:document-meta>
</file>